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Open your eyes and ask yourself "who is the most likely user of this page?"</text:span></text:p>
      <text:p text:style-name="P1"><text:span text:style-name="T1">For each page everything is clearly laid out so that the user most likely using that page is where they should be. Ie. The about page has most information a person might want to know. The photo page is just for photo browsing and the news feed is exactly that: a place where friend news is fed to you. </text:span></text:p>
      <text:p text:style-name="P1"><text:span text:style-name="T1">What is that user's critical goal on that page?</text:span></text:p>
      <text:p text:style-name="P1"><text:span text:style-name="T1">The users critical goal is being able to find information on people. Whats new, who is this, what are they about?</text:span></text:p>
      <text:p text:style-name="P1"><text:span text:style-name="T1">Does the visual hierarchy you sketched lead to that goal?</text:span></text:p>
      <text:p text:style-name="P1"><text:span text:style-name="T1">It does, although there is a lot of information the most prominent information is readily avaialable, centered in the center column. Clicking on a persons name or photo brings you to their page. The primary functions are above the fold and secondary actoions are usually a click away. </text:span></text:p>
      <text:p text:style-name="P1"><text:span text:style-name="T1">Do the relationships between the elements lead you to that goal (remember your CRAP principles)? The website is spaced out with padding and margins, small but effective you also find information grouped in boxes. Post to post, column seperation. Headers and tags remain consistent and it is usually clear whether they are meant to be clicked or are simply headers.<text:s text:c="2"/>Font stays the same and so does color and nav bars. The experience is very fluid. </text:span></text:p>
      <text:p text:style-name="P1"><text:span text:style-name="T1">What font families are most prominent on the page? (use the WhatFont add-on or your browser's developer tools to inspect this). The entire site is in Helvetica. This provides a clean modern look and a consistency that is easy on the eyes and makes extended reading easier. You know what to expect on every page. </text:span></text:p>
      <text:p text:style-name="P1"><text:span text:style-name="T1">How do these font families contribute to or take away from the site's flow?</text:span></text:p>
      <text:p text:style-name="P1"><text:span text:style-name="T1">Having a font that stays the same adds a lot to the flow. Different fonts could confuse you and guide you away from whats important. With Helvetica you don't even usually think about the font which is perfect. </text:span></text:p>
      <text:p text:style-name="P1"><text:span text:style-name="T1">How do the line spacings, sizes and weights contribute to or take away from the site's flow? For the most part facebook align to a grid very nicely and the usual structure of pages is 3 columns. An easy on the eyes blue I believe helps facebook maintain a clean, reliable look. The only page the weight feels off is the news feed on the right column there is a lot of clutter. There is information about trending events and people I don't know. Friends actions. I feel this space just adds little to the experience of that page .</text:span></text:p>
      <text:p text:style-name="P1"><text:span text:style-name="T1">What would you improve to achieve a better hierarchy or flow? On the home page logged out: I would Have an explaination of what facebook is. For new users there is no information and the whole thing is very assumptive. On the news feed I would clean up a lot of the clutter, hide the friends chat statuses and show something like a widget for the user to decide the content shown or a most popular picture area.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